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8.65cm" fo:min-width="11.3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1.8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2.4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3.55cm" fo:min-width="2.4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3.35cm" fo:min-width="2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5cm"/>
    </style:style>
    <style:style style:name="gr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2.55cm" fo:min-width="1.7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952cm" fo:min-width="1.4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8cm" svg:height="8.9cm" svg:x="10.5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3cm" svg:height="1cm" svg:x="10.8cm" svg:y="6.7cm">
          <text:p text:style-name="P1"><text:span text:style-name="T1">Rule Syste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.9cm" svg:height="1cm" svg:x="10.8cm" svg:y="13.1cm">
          <text:p text:style-name="P1"><text:span text:style-name="T1">Part of a cod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2.9cm" svg:height="3.8cm" svg:x="3.9cm" svg:y="10.7cm">
          <text:p text:style-name="P1">Program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2.5cm" svg:height="3.6cm" svg:x="13.7cm" svg:y="6.7cm">
          <text:p text:style-name="P1"><text:span text:style-name="T1">Update</text:span></text:p>
          <text:p text:style-name="P1"><text:span text:style-name="T1">algorithm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2.5cm" svg:height="3.6cm" svg:x="16.7cm" svg:y="6.7cm">
          <text:p text:style-name="P1"><text:span text:style-name="T1">Check</text:span></text:p>
          <text:p text:style-name="P1"><text:span text:style-name="T1">algorithm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cm" svg:height="1.5cm" svg:x="13.7cm" svg:y="11.3cm">
          <text:p text:style-name="P1"><text:span text:style-name="T2">Active Rule Se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14.95cm" svg:y1="10.3cm" svg:x2="14.95cm" svg:y2="10.3cm" draw:start-shape="id1" draw:start-glue-point="2" draw:end-shape="id1" draw:end-glue-point="2" svg:d="M14950 10300z" svg:viewBox="0 0 1 1">
          <text:p/>
        </draw:connector>
        <draw:line draw:style-name="gr7" draw:text-style-name="P1" draw:layer="layout" svg:x1="14.3cm" svg:y1="11.3cm" svg:x2="14.3cm" svg:y2="10.3cm">
          <text:p/>
        </draw:line>
        <draw:line draw:style-name="gr7" draw:text-style-name="P1" draw:layer="layout" svg:x1="15.5cm" svg:y1="10.3cm" svg:x2="15.5cm" svg:y2="11.3cm">
          <text:p/>
        </draw:line>
        <draw:line draw:style-name="gr7" draw:text-style-name="P1" draw:layer="layout" svg:x1="17.3cm" svg:y1="11.3cm" svg:x2="17.3cm" svg:y2="10.3cm">
          <text:p/>
        </draw:line>
        <draw:connector draw:style-name="gr7" draw:text-style-name="P1" draw:layer="layout" svg:x1="12.25cm" svg:y1="13.1cm" svg:x2="13.7cm" svg:y2="8.5cm" draw:start-shape="id2" draw:start-glue-point="0" draw:end-shape="id1" draw:end-glue-point="3" svg:d="M12250 13100v-4600h1450" svg:viewBox="0 0 1451 4601">
          <text:p/>
        </draw:connector>
        <draw:connector draw:style-name="gr7" draw:text-style-name="P1" draw:layer="layout" svg:x1="11.95cm" svg:y1="7.7cm" svg:x2="13.7cm" svg:y2="8.5cm" draw:start-shape="id3" draw:start-glue-point="2" draw:end-shape="id1" draw:end-glue-point="3" svg:d="M11950 7700v800h1750" svg:viewBox="0 0 1751 801">
          <text:p/>
        </draw:connector>
        <draw:custom-shape draw:style-name="gr8" draw:text-style-name="P1" xml:id="id4" draw:id="id4" draw:layer="layout" svg:width="2.2cm" svg:height="2.8cm" svg:x="4.2cm" svg:y="5.8cm">
          <text:p text:style-name="P1">Rules</text:p>
          <draw:enhanced-geometry svg:viewBox="0 0 21600 21600" draw:type="rectangle" draw:enhanced-path="M 0 0 L 21600 0 21600 21600 0 21600 0 0 Z N"/>
        </draw:custom-shape>
        <draw:custom-shape draw:style-name="gr9" draw:text-style-name="P1" xml:id="id7" draw:id="id7" draw:layer="layout" svg:width="2.7cm" svg:height="1.7cm" svg:x="24.2cm" svg:y="7.6cm">
          <text:p text:style-name="P1">Deci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4.862cm" svg:height="1cm" svg:x="10.538cm" svg:y="4.4cm">
          <draw:text-box>
            <text:p>The RuleR Tool</text:p>
          </draw:text-box>
        </draw:frame>
        <draw:connector draw:style-name="gr11" draw:text-style-name="P1" draw:layer="layout" draw:type="line" svg:x1="6.4cm" svg:y1="7.2cm" svg:x2="10.8cm" svg:y2="7.2cm" draw:start-shape="id4" draw:start-glue-point="1" draw:end-shape="id3" svg:d="M6400 7200h4400" svg:viewBox="0 0 4401 1">
          <text:p/>
        </draw:connector>
        <draw:connector draw:style-name="gr11" draw:text-style-name="P1" draw:layer="layout" svg:x1="6.8cm" svg:y1="12.6cm" svg:x2="10.8cm" svg:y2="13.6cm" draw:start-shape="id5" draw:start-glue-point="1" draw:end-shape="id2" svg:d="M6800 12600h2000v1000h2000" svg:viewBox="0 0 4001 1001">
          <text:p/>
        </draw:connector>
        <draw:connector draw:style-name="gr11" draw:text-style-name="P1" draw:layer="layout" svg:x1="19.2cm" svg:y1="8.5cm" svg:x2="24.2cm" svg:y2="8.45cm" draw:start-shape="id6" draw:start-glue-point="1" draw:end-shape="id7" svg:d="M19200 8500h2500v-50h2500" svg:viewBox="0 0 5001 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ntas Daraciunas</meta:initial-creator>
    <meta:creation-date>2016-09-29T12:34:31.163746851</meta:creation-date>
    <dc:date>2016-09-29T12:55:30.199989111</dc:date>
    <dc:creator>Mantas Daraciunas</dc:creator>
    <meta:editing-duration>PT4M5S</meta:editing-duration>
    <meta:editing-cycles>1</meta:editing-cycles>
    <meta:document-statistic meta:object-count="19"/>
    <meta:generator>LibreOffice/4.3.7.2$Linux_X86_64 LibreOffice_project/430$Build-2</meta:generator>
  </office:meta>
</office:document-meta>
</file>